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00010000014200000129F2269856.svm" manifest:media-type=""/>
  <manifest:file-entry manifest:full-path="Pictures/200000010000013500000124B221FCF7.svm" manifest:media-type=""/>
  <manifest:file-entry manifest:full-path="Pictures/200000010000077E000006B8CA432803.svm" manifest:media-type=""/>
  <manifest:file-entry manifest:full-path="Pictures/20000001000003780000034E21636EB5.svm" manifest:media-type=""/>
  <manifest:file-entry manifest:full-path="Pictures/20000002000001210000017076882FE5.eps" manifest:media-type=""/>
  <manifest:file-entry manifest:full-path="Pictures/2000000100000103000000F210DD7C79.svm" manifest:media-type=""/>
  <manifest:file-entry manifest:full-path="Pictures/200000010000037C0000034E8D9BF500.svm" manifest:media-type=""/>
  <manifest:file-entry manifest:full-path="Pictures/20000001000001B000000312B79ED53E.svm" manifest:media-type=""/>
  <manifest:file-entry manifest:full-path="Pictures/20000001000000FE000000F2E11C61C7.svm" manifest:media-type=""/>
  <manifest:file-entry manifest:full-path="Pictures/20000001000001B400000312909BE889.svm" manifest:media-type=""/>
  <manifest:file-entry manifest:full-path="Pictures/20000001000000FE000001038E021CBF.svm" manifest:media-type=""/>
  <manifest:file-entry manifest:full-path="Pictures/20000001000001460000012477E671F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frac{i_F}{\beta_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i_R}{\beta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left(\frac{IS}{\beta_F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\left(\frac{IS}{\beta_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latex§\begin{align*}&#10;I_{SD_{EB}}&amp;=\frac{I_S}{\beta_F}\\&#10;I_{SD_{CB}}&amp;=\frac{I_S}{\beta_R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91cm" svg:height="3.864cm" svg:x="7.908cm" svg:y="0.843cm">
          <draw:image xlink:href="Pictures/20000002000001210000017076882FE5.eps" xlink:type="simple" xlink:show="embed" xlink:actuate="onLoad">
            <text:p/>
          </draw:image>
        </draw:frame>
        <draw:frame draw:style-name="gr2" draw:text-style-name="P2" draw:layer="layout" svg:width="1.2cm" svg:height="0.911cm" svg:x="8.768cm" svg:y="8.207cm">
          <draw:text-box>
            <text:p><text:span text:style-name="T1">(</text:span><text:span text:style-name="T2">پ</text:span><text:span text:style-name="T1">)</text:span></text:p>
          </draw:text-box>
        </draw:frame>
        <draw:line draw:style-name="gr3" draw:text-style-name="P1" draw:layer="layout" svg:x1="10.013cm" svg:y1="0.758cm" svg:x2="10.013cm" svg:y2="1.157cm">
          <text:p/>
        </draw:line>
        <draw:line draw:style-name="gr3" draw:text-style-name="P1" draw:layer="layout" svg:x1="10.043cm" svg:y1="4.423cm" svg:x2="10.043cm" svg:y2="4.822cm">
          <text:p/>
        </draw:line>
        <draw:line draw:style-name="gr3" draw:text-style-name="P1" draw:layer="layout" svg:x1="8.418cm" svg:y1="3.17cm" svg:x2="8.019cm" svg:y2="3.17cm">
          <text:p/>
        </draw:line>
        <draw:line draw:style-name="gr3" draw:text-style-name="P1" draw:layer="layout" svg:x1="8.232cm" svg:y1="3.996cm" svg:x2="8.232cm" svg:y2="3.597cm">
          <text:p/>
        </draw:line>
        <draw:line draw:style-name="gr3" draw:text-style-name="P1" draw:layer="layout" svg:x1="8.232cm" svg:y1="1.616cm" svg:x2="8.232cm" svg:y2="2.015cm">
          <text:p/>
        </draw:line>
        <draw:frame draw:style-name="gr2" draw:text-style-name="P4" draw:layer="layout" svg:width="3.88cm" svg:height="1.571cm" svg:x="0.301cm" svg:y="0.283cm">
          <draw:text-box>
            <text:p text:style-name="P3"><text:span text:style-name="T2">ڈایوڈ کے لبریزی برقی رو</text:span></text:p>
            <text:p text:style-name="P3"><text:span text:style-name="T2">مندرجہ ذیل ہیں</text:span></text:p>
          </draw:text-box>
        </draw:frame>
        <draw:frame draw:style-name="gr4" draw:text-style-name="P1" draw:layer="layout" svg:width="0.39cm" svg:height="0.349cm" svg:x="10.171cm" svg:y="0.79cm">
          <draw:image xlink:href="Pictures/20000001000001460000012477E671F7.svm" xlink:type="simple" xlink:show="embed" xlink:actuate="onLoad">
            <text:p/>
          </draw:image>
        </draw:frame>
        <draw:frame draw:style-name="gr5" draw:text-style-name="P1" draw:layer="layout" svg:width="0.385cm" svg:height="0.355cm" svg:x="10.171cm" svg:y="4.416cm">
          <draw:image xlink:href="Pictures/200000010000014200000129F2269856.svm" xlink:type="simple" xlink:show="embed" xlink:actuate="onLoad">
            <text:p/>
          </draw:image>
        </draw:frame>
        <draw:frame draw:style-name="gr6" draw:text-style-name="P1" draw:layer="layout" svg:width="0.31cm" svg:height="0.289cm" svg:x="9.588cm" svg:y="0.366cm">
          <draw:image xlink:href="Pictures/2000000100000103000000F210DD7C79.svm" xlink:type="simple" xlink:show="embed" xlink:actuate="onLoad">
            <text:p/>
          </draw:image>
        </draw:frame>
        <draw:frame draw:style-name="gr7" draw:text-style-name="P1" draw:layer="layout" svg:width="0.304cm" svg:height="0.31cm" svg:x="9.629cm" svg:y="4.873cm">
          <draw:image xlink:href="Pictures/20000001000000FE000001038E021CBF.svm" xlink:type="simple" xlink:show="embed" xlink:actuate="onLoad">
            <text:p/>
          </draw:image>
        </draw:frame>
        <draw:frame draw:style-name="gr8" draw:text-style-name="P1" draw:layer="layout" svg:width="0.304cm" svg:height="0.289cm" svg:x="7.398cm" svg:y="2.767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7cm" svg:height="0.349cm" svg:x="11.126cm" svg:y="2.68cm">
          <draw:image xlink:href="Pictures/200000010000013500000124B221FCF7.svm" xlink:type="simple" xlink:show="embed" xlink:actuate="onLoad">
            <text:p/>
          </draw:image>
        </draw:frame>
        <draw:frame draw:style-name="gr10" draw:text-style-name="P1" draw:layer="layout" svg:width="0.522cm" svg:height="0.942cm" svg:x="7.518cm" svg:y="1.326cm">
          <draw:image xlink:href="Pictures/20000001000001B400000312909BE889.svm" xlink:type="simple" xlink:show="embed" xlink:actuate="onLoad">
            <text:p/>
          </draw:image>
        </draw:frame>
        <draw:frame draw:style-name="gr11" draw:text-style-name="P1" draw:layer="layout" svg:width="0.517cm" svg:height="0.942cm" svg:x="7.518cm" svg:y="3.404cm">
          <draw:image xlink:href="Pictures/20000001000001B000000312B79ED53E.svm" xlink:type="simple" xlink:show="embed" xlink:actuate="onLoad">
            <text:p/>
          </draw:image>
        </draw:frame>
        <draw:frame draw:style-name="gr12" draw:text-style-name="P1" draw:layer="layout" svg:width="0.385cm" svg:height="0.349cm" svg:x="7.956cm" svg:y="2.469cm">
          <draw:image xlink:href="Pictures/20000001000001420000012483F97882.svm" xlink:type="simple" xlink:show="embed" xlink:actuate="onLoad">
            <text:p/>
          </draw:image>
        </draw:frame>
        <draw:frame draw:style-name="gr13" draw:text-style-name="P1" draw:layer="layout" svg:width="0.891cm" svg:height="0.845cm" svg:x="8.91cm" svg:y="1.705cm">
          <draw:image xlink:href="Pictures/200000010000037C0000034E8D9BF500.svm" xlink:type="simple" xlink:show="embed" xlink:actuate="onLoad">
            <text:p/>
          </draw:image>
        </draw:frame>
        <draw:frame draw:style-name="gr14" draw:text-style-name="P1" draw:layer="layout" svg:width="0.887cm" svg:height="0.845cm" svg:x="8.91cm" svg:y="3.098cm">
          <draw:image xlink:href="Pictures/20000001000003780000034E21636EB5.svm" xlink:type="simple" xlink:show="embed" xlink:actuate="onLoad">
            <text:p/>
          </draw:image>
        </draw:frame>
        <draw:frame draw:style-name="gr15" draw:text-style-name="P1" draw:layer="layout" svg:width="2.3cm" svg:height="2.063cm" svg:x="1.135cm" svg:y="1.914cm">
          <draw:image xlink:href="Pictures/200000010000077E000006B8CA43280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3:23:36</dc:date>
    <dc:creator>kkk </dc:creator>
    <meta:editing-duration>PT6M48S</meta:editing-duration>
    <meta:editing-cycles>1</meta:editing-cycles>
    <meta:document-statistic meta:object-count="20"/>
    <meta:generator>LibreOffice/3.3$Linux LibreOffice_project/330m19$Build-401</meta:generator>
  </office:meta>
</office:document-meta>
</file>